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page" style:column-width="1.732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page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-ranges="Sheet1.A1:Sheet1.A841">
        <table:table-column table:style-name="co1" table:default-cell-style-name="ce32"/>
        <table:table-column table:style-name="co2" table:default-cell-style-name="ce32"/>
        <table:table-column table:style-name="co3" table:number-columns-repeated="1014" table:default-cell-style-name="ce32"/>
        <table:table-row table:style-name="ro1">
          <table:table-cell table:style-name="ce28" table:formula="of:=TODAY()" office:value-type="date" office:date-value="2021-08-27" calcext:value-type="date">
            <text:p>08/27/21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30" office:value-type="string" calcext:value-type="string">
            <text:p>Denomination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1015"/>
        </table:table-row>
        <table:table-row table:style-name="ro1">
          <table:table-cell table:style-name="ce31" office:value-type="string" calcext:value-type="string">
            <text:p>One Half Real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One Half Real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1015"/>
        </table:table-row>
        <table:table-row table:style-name="ro1">
          <table:table-cell table:style-name="ce29" office:value-type="string" calcext:value-type="string">
            <text:p>One Real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Four Reale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Eight Reale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Eight Reale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Eight Reale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Eight Reales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style-name="ce31" office:value-type="string" calcext:value-type="string">
            <text:p>One Centavo</text:p>
          </table:table-cell>
          <table:table-cell table:style-name="ce60"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style-name="ce61"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Centavo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o Centavos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Three Centavos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Centavos</text:p>
          </table:table-cell>
          <table:table-cell table:number-columns-repeated="1015"/>
        </table:table-row>
        <table:table-row table:style-name="ro2">
          <table:table-cell table:number-columns-repeated="1016"/>
        </table:table-row>
        <table:table-row table:style-name="ro1">
          <table:table-cell table:style-name="ce29" office:value-type="string" calcext:value-type="string">
            <text:p>Roll - 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Roll - Five Centavos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Centav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style-name="ce33"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Centav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-Five Centav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2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style-name="ce33" table:number-columns-repeated="1014"/>
          <table:table-cell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2" table:style-name="ce29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New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New Peso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One New Peso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o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o New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ve New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n New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New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Twenty Five Pesos</text:p>
          </table:table-cell>
          <table:table-cell table:style-name="ce53"/>
          <table:table-cell table:number-columns-repeated="1014"/>
        </table:table-row>
        <table:table-row table:style-name="ro1">
          <table:table-cell table:style-name="ce29"/>
          <table:table-cell table:style-name="ce53"/>
          <table:table-cell table:number-columns-repeated="1014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2">
          <table:table-cell table:style-name="ce29" office:value-type="string" calcext:value-type="string">
            <text:p>Fifty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New Pesos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ifty New Pesos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Hundred Pesos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Five Hundred Pesos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ve Hundred Pesos</text:p>
          </table:table-cell>
          <table:table-cell table:number-columns-repeated="1015"/>
        </table:table-row>
        <table:table-row table:style-name="ro1">
          <table:table-cell table:style-name="ce33"/>
          <table:table-cell table:number-columns-repeated="1015"/>
        </table:table-row>
        <table:table-row table:style-name="ro1">
          <table:table-cell table:style-name="ce33" office:value-type="string" calcext:value-type="string">
            <text:p>One Thousand Pesos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One Thousand Pesos</text:p>
          </table:table-cell>
          <table:table-cell table:style-name="ce33"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style-name="ce33" office:value-type="string" calcext:value-type="string">
            <text:p>Five Thousand Pesos</text:p>
          </table:table-cell>
          <table:table-cell table:style-name="ce33" table:number-columns-repeated="1015"/>
        </table:table-row>
        <table:table-row table:style-name="ro1">
          <table:table-cell table:style-name="ce33" table:number-columns-repeated="1016"/>
        </table:table-row>
        <table:table-row table:style-name="ro1">
          <table:table-cell table:style-name="ce33" office:value-type="string" calcext:value-type="string">
            <text:p>1/20 Onza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1/10 Onza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¼ Onza</text:p>
          </table:table-cell>
          <table:table-cell table:style-name="ce33" table:number-columns-repeated="1015"/>
        </table:table-row>
        <table:table-row table:style-name="ro1">
          <table:table-cell table:style-name="ce33" office:value-type="string" calcext:value-type="string">
            <text:p>½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One Onza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Fifty Centavos</text:p>
          </table:table-cell>
          <table:table-cell table:number-columns-repeated="1015"/>
        </table:table-row>
        <table:table-row table:style-name="ro1" table:number-rows-repeated="2">
          <table:table-cell table:number-columns-repeated="1016"/>
        </table:table-row>
        <table:table-row table:style-name="ro2" table:number-rows-repeated="1047734">
          <table:table-cell table:number-columns-repeated="1016"/>
        </table:table-row>
        <table:table-row table:style-name="ro2" table:visibility="collapse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date-style style:name="N10140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0" number:language="en" number:country="US">
      <number:hours/>
      <number:text>:</number:text>
      <number:minutes number:style="long"/>
    </number:tim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hadow="none" fo:background-color="transparent" style:scale-to="4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6:39:37.2823387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ane Palmer</meta:initial-creator>
    <meta:creation-date>2011-01-27T23:00:10.34</meta:creation-date>
    <dc:date>2021-08-27T16:39:54.986194311</dc:date>
    <meta:editing-duration>P273DT3H8M53S</meta:editing-duration>
    <meta:editing-cycles>755</meta:editing-cycles>
    <meta:generator>LibreOfficeDev/7.3.0.0.alpha0$Linux_X86_64 LibreOffice_project/7f90260701afdbeae98b18263b299c283d2a2cca</meta:generator>
    <meta:print-date>2021-07-15T17:40:38.808446229</meta:print-date>
    <meta:document-statistic meta:table-count="1" meta:cell-count="815" meta:object-count="0"/>
  </office:meta>
</office:document-meta>
</file>